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_126_steps" table:style-name="ta1">
        <table:shapes>
          <draw:frame draw:z-index="0" draw:style-name="gr1" draw:text-style-name="P1" svg:width="30cm" svg:height="15cm" svg:x="1.656cm" svg:y="2.258cm">
            <draw:object draw:notify-on-update-of-ranges="bench_126_steps.A1:bench_126_steps.A1 bench_126_steps.B1:bench_126_steps.DW1 bench_126_steps.A2:bench_126_steps.A2 bench_126_steps.B2:bench_126_steps.DW2 bench_126_steps.A3:bench_126_steps.A3 bench_126_steps.B3:bench_126_steps.DW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atrix Widt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v::dct()</text:p>
          </table:table-cell>
          <table:table-cell office:value-type="float" office:value="0.010439" calcext:value-type="float">
            <text:p>0,010439</text:p>
          </table:table-cell>
          <table:table-cell office:value-type="float" office:value="0.002432" calcext:value-type="float">
            <text:p>0,002432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003794" calcext:value-type="float">
            <text:p>0,003794</text:p>
          </table:table-cell>
          <table:table-cell office:value-type="float" office:value="0.00727" calcext:value-type="float">
            <text:p>0,00727</text:p>
          </table:table-cell>
          <table:table-cell office:value-type="float" office:value="0.005059" calcext:value-type="float">
            <text:p>0,005059</text:p>
          </table:table-cell>
          <table:table-cell office:value-type="float" office:value="0.008048" calcext:value-type="float">
            <text:p>0,008048</text:p>
          </table:table-cell>
          <table:table-cell office:value-type="float" office:value="0.009444" calcext:value-type="float">
            <text:p>0,009444</text:p>
          </table:table-cell>
          <table:table-cell office:value-type="float" office:value="0.01522" calcext:value-type="float">
            <text:p>0,01522</text:p>
          </table:table-cell>
          <table:table-cell office:value-type="float" office:value="0.010848" calcext:value-type="float">
            <text:p>0,010848</text:p>
          </table:table-cell>
          <table:table-cell office:value-type="float" office:value="0.020219" calcext:value-type="float">
            <text:p>0,020219</text:p>
          </table:table-cell>
          <table:table-cell office:value-type="float" office:value="0.022315" calcext:value-type="float">
            <text:p>0,022315</text:p>
          </table:table-cell>
          <table:table-cell office:value-type="float" office:value="0.017901" calcext:value-type="float">
            <text:p>0,017901</text:p>
          </table:table-cell>
          <table:table-cell office:value-type="float" office:value="0.016467" calcext:value-type="float">
            <text:p>0,016467</text:p>
          </table:table-cell>
          <table:table-cell office:value-type="float" office:value="0.056694" calcext:value-type="float">
            <text:p>0,056694</text:p>
          </table:table-cell>
          <table:table-cell office:value-type="float" office:value="0.032194" calcext:value-type="float">
            <text:p>0,032194</text:p>
          </table:table-cell>
          <table:table-cell office:value-type="float" office:value="0.048266" calcext:value-type="float">
            <text:p>0,048266</text:p>
          </table:table-cell>
          <table:table-cell office:value-type="float" office:value="0.027749" calcext:value-type="float">
            <text:p>0,027749</text:p>
          </table:table-cell>
          <table:table-cell office:value-type="float" office:value="0.046311" calcext:value-type="float">
            <text:p>0,046311</text:p>
          </table:table-cell>
          <table:table-cell office:value-type="float" office:value="0.051779" calcext:value-type="float">
            <text:p>0,051779</text:p>
          </table:table-cell>
          <table:table-cell office:value-type="float" office:value="0.083643" calcext:value-type="float">
            <text:p>0,083643</text:p>
          </table:table-cell>
          <table:table-cell office:value-type="float" office:value="0.039323" calcext:value-type="float">
            <text:p>0,039323</text:p>
          </table:table-cell>
          <table:table-cell office:value-type="float" office:value="0.043917" calcext:value-type="float">
            <text:p>0,043917</text:p>
          </table:table-cell>
          <table:table-cell office:value-type="float" office:value="0.094258" calcext:value-type="float">
            <text:p>0,094258</text:p>
          </table:table-cell>
          <table:table-cell office:value-type="float" office:value="0.05063" calcext:value-type="float">
            <text:p>0,05063</text:p>
          </table:table-cell>
          <table:table-cell office:value-type="float" office:value="0.110588" calcext:value-type="float">
            <text:p>0,110588</text:p>
          </table:table-cell>
          <table:table-cell office:value-type="float" office:value="0.122888" calcext:value-type="float">
            <text:p>0,122888</text:p>
          </table:table-cell>
          <table:table-cell office:value-type="float" office:value="0.065211" calcext:value-type="float">
            <text:p>0,065211</text:p>
          </table:table-cell>
          <table:table-cell office:value-type="float" office:value="0.144696" calcext:value-type="float">
            <text:p>0,144696</text:p>
          </table:table-cell>
          <table:table-cell office:value-type="float" office:value="0.056153" calcext:value-type="float">
            <text:p>0,056153</text:p>
          </table:table-cell>
          <table:table-cell office:value-type="float" office:value="0.104037" calcext:value-type="float">
            <text:p>0,104037</text:p>
          </table:table-cell>
          <table:table-cell office:value-type="float" office:value="0.127448" calcext:value-type="float">
            <text:p>0,127448</text:p>
          </table:table-cell>
          <table:table-cell office:value-type="float" office:value="0.116284" calcext:value-type="float">
            <text:p>0,116284</text:p>
          </table:table-cell>
          <table:table-cell office:value-type="float" office:value="0.119453" calcext:value-type="float">
            <text:p>0,119453</text:p>
          </table:table-cell>
          <table:table-cell office:value-type="float" office:value="0.230089" calcext:value-type="float">
            <text:p>0,230089</text:p>
          </table:table-cell>
          <table:table-cell office:value-type="float" office:value="0.178104" calcext:value-type="float">
            <text:p>0,178104</text:p>
          </table:table-cell>
          <table:table-cell office:value-type="float" office:value="0.184454" calcext:value-type="float">
            <text:p>0,184454</text:p>
          </table:table-cell>
          <table:table-cell office:value-type="float" office:value="0.260345" calcext:value-type="float">
            <text:p>0,260345</text:p>
          </table:table-cell>
          <table:table-cell office:value-type="float" office:value="0.832349" calcext:value-type="float">
            <text:p>0,832349</text:p>
          </table:table-cell>
          <table:table-cell office:value-type="float" office:value="0.150307" calcext:value-type="float">
            <text:p>0,150307</text:p>
          </table:table-cell>
          <table:table-cell office:value-type="float" office:value="0.392307" calcext:value-type="float">
            <text:p>0,392307</text:p>
          </table:table-cell>
          <table:table-cell office:value-type="float" office:value="0.16539" calcext:value-type="float">
            <text:p>0,16539</text:p>
          </table:table-cell>
          <table:table-cell office:value-type="float" office:value="0.123253" calcext:value-type="float">
            <text:p>0,123253</text:p>
          </table:table-cell>
          <table:table-cell office:value-type="float" office:value="0.24933" calcext:value-type="float">
            <text:p>0,24933</text:p>
          </table:table-cell>
          <table:table-cell office:value-type="float" office:value="0.440295" calcext:value-type="float">
            <text:p>0,440295</text:p>
          </table:table-cell>
          <table:table-cell office:value-type="float" office:value="0.115517" calcext:value-type="float">
            <text:p>0,115517</text:p>
          </table:table-cell>
          <table:table-cell office:value-type="float" office:value="0.216528" calcext:value-type="float">
            <text:p>0,216528</text:p>
          </table:table-cell>
          <table:table-cell office:value-type="float" office:value="0.153048" calcext:value-type="float">
            <text:p>0,153048</text:p>
          </table:table-cell>
          <table:table-cell office:value-type="float" office:value="0.270899" calcext:value-type="float">
            <text:p>0,270899</text:p>
          </table:table-cell>
          <table:table-cell office:value-type="float" office:value="0.247174" calcext:value-type="float">
            <text:p>0,247174</text:p>
          </table:table-cell>
          <table:table-cell office:value-type="float" office:value="0.630012" calcext:value-type="float">
            <text:p>0,630012</text:p>
          </table:table-cell>
          <table:table-cell office:value-type="float" office:value="0.170429" calcext:value-type="float">
            <text:p>0,170429</text:p>
          </table:table-cell>
          <table:table-cell office:value-type="float" office:value="0.242006" calcext:value-type="float">
            <text:p>0,242006</text:p>
          </table:table-cell>
          <table:table-cell office:value-type="float" office:value="0.228752" calcext:value-type="float">
            <text:p>0,228752</text:p>
          </table:table-cell>
          <table:table-cell office:value-type="float" office:value="0.298845" calcext:value-type="float">
            <text:p>0,298845</text:p>
          </table:table-cell>
          <table:table-cell office:value-type="float" office:value="0.397432" calcext:value-type="float">
            <text:p>0,397432</text:p>
          </table:table-cell>
          <table:table-cell office:value-type="float" office:value="0.701873" calcext:value-type="float">
            <text:p>0,701873</text:p>
          </table:table-cell>
          <table:table-cell office:value-type="float" office:value="0.174939" calcext:value-type="float">
            <text:p>0,174939</text:p>
          </table:table-cell>
          <table:table-cell office:value-type="float" office:value="0.800338" calcext:value-type="float">
            <text:p>0,800338</text:p>
          </table:table-cell>
          <table:table-cell office:value-type="float" office:value="0.55439" calcext:value-type="float">
            <text:p>0,55439</text:p>
          </table:table-cell>
          <table:table-cell office:value-type="float" office:value="0.266135" calcext:value-type="float">
            <text:p>0,266135</text:p>
          </table:table-cell>
          <table:table-cell office:value-type="float" office:value="0.231159" calcext:value-type="float">
            <text:p>0,231159</text:p>
          </table:table-cell>
          <table:table-cell office:value-type="float" office:value="0.323779" calcext:value-type="float">
            <text:p>0,323779</text:p>
          </table:table-cell>
          <table:table-cell office:value-type="float" office:value="0.327504" calcext:value-type="float">
            <text:p>0,327504</text:p>
          </table:table-cell>
          <table:table-cell office:value-type="float" office:value="0.928411" calcext:value-type="float">
            <text:p>0,928411</text:p>
          </table:table-cell>
          <table:table-cell office:value-type="float" office:value="0.478179" calcext:value-type="float">
            <text:p>0,478179</text:p>
          </table:table-cell>
          <table:table-cell office:value-type="float" office:value="0.572972" calcext:value-type="float">
            <text:p>0,572972</text:p>
          </table:table-cell>
          <table:table-cell office:value-type="float" office:value="0.342355" calcext:value-type="float">
            <text:p>0,342355</text:p>
          </table:table-cell>
          <table:table-cell office:value-type="float" office:value="1.31888" calcext:value-type="float">
            <text:p>1,31888</text:p>
          </table:table-cell>
          <table:table-cell office:value-type="float" office:value="0.261451" calcext:value-type="float">
            <text:p>0,261451</text:p>
          </table:table-cell>
          <table:table-cell office:value-type="float" office:value="1.21883" calcext:value-type="float">
            <text:p>1,21883</text:p>
          </table:table-cell>
          <table:table-cell office:value-type="float" office:value="0.687872" calcext:value-type="float">
            <text:p>0,687872</text:p>
          </table:table-cell>
          <table:table-cell office:value-type="float" office:value="0.373517" calcext:value-type="float">
            <text:p>0,373517</text:p>
          </table:table-cell>
          <table:table-cell office:value-type="float" office:value="0.666843" calcext:value-type="float">
            <text:p>0,666843</text:p>
          </table:table-cell>
          <table:table-cell office:value-type="float" office:value="1.03957" calcext:value-type="float">
            <text:p>1,03957</text:p>
          </table:table-cell>
          <table:table-cell office:value-type="float" office:value="0.478142" calcext:value-type="float">
            <text:p>0,478142</text:p>
          </table:table-cell>
          <table:table-cell office:value-type="float" office:value="1.68856" calcext:value-type="float">
            <text:p>1,68856</text:p>
          </table:table-cell>
          <table:table-cell office:value-type="float" office:value="0.34537" calcext:value-type="float">
            <text:p>0,34537</text:p>
          </table:table-cell>
          <table:table-cell office:value-type="float" office:value="0.376487" calcext:value-type="float">
            <text:p>0,376487</text:p>
          </table:table-cell>
          <table:table-cell office:value-type="float" office:value="1.10751" calcext:value-type="float">
            <text:p>1,10751</text:p>
          </table:table-cell>
          <table:table-cell office:value-type="float" office:value="1.71574" calcext:value-type="float">
            <text:p>1,71574</text:p>
          </table:table-cell>
          <table:table-cell office:value-type="float" office:value="0.51966" calcext:value-type="float">
            <text:p>0,51966</text:p>
          </table:table-cell>
          <table:table-cell office:value-type="float" office:value="0.966376" calcext:value-type="float">
            <text:p>0,966376</text:p>
          </table:table-cell>
          <table:table-cell office:value-type="float" office:value="1.13573" calcext:value-type="float">
            <text:p>1,13573</text:p>
          </table:table-cell>
          <table:table-cell office:value-type="float" office:value="0.918918" calcext:value-type="float">
            <text:p>0,918918</text:p>
          </table:table-cell>
          <table:table-cell office:value-type="float" office:value="1.02604" calcext:value-type="float">
            <text:p>1,02604</text:p>
          </table:table-cell>
          <table:table-cell office:value-type="float" office:value="2.19985" calcext:value-type="float">
            <text:p>2,19985</text:p>
          </table:table-cell>
          <table:table-cell office:value-type="float" office:value="0.616686" calcext:value-type="float">
            <text:p>0,616686</text:p>
          </table:table-cell>
          <table:table-cell office:value-type="float" office:value="0.7479" calcext:value-type="float">
            <text:p>0,7479</text:p>
          </table:table-cell>
          <table:table-cell office:value-type="float" office:value="0.835874" calcext:value-type="float">
            <text:p>0,835874</text:p>
          </table:table-cell>
          <table:table-cell office:value-type="float" office:value="1.06239" calcext:value-type="float">
            <text:p>1,06239</text:p>
          </table:table-cell>
          <table:table-cell office:value-type="float" office:value="1.33716" calcext:value-type="float">
            <text:p>1,33716</text:p>
          </table:table-cell>
          <table:table-cell office:value-type="float" office:value="0.988191" calcext:value-type="float">
            <text:p>0,988191</text:p>
          </table:table-cell>
          <table:table-cell office:value-type="float" office:value="0.506785" calcext:value-type="float">
            <text:p>0,506785</text:p>
          </table:table-cell>
          <table:table-cell office:value-type="float" office:value="2.75963" calcext:value-type="float">
            <text:p>2,75963</text:p>
          </table:table-cell>
          <table:table-cell office:value-type="float" office:value="0.859833" calcext:value-type="float">
            <text:p>0,859833</text:p>
          </table:table-cell>
          <table:table-cell office:value-type="float" office:value="0.651866" calcext:value-type="float">
            <text:p>0,651866</text:p>
          </table:table-cell>
          <table:table-cell office:value-type="float" office:value="0.534091" calcext:value-type="float">
            <text:p>0,534091</text:p>
          </table:table-cell>
          <table:table-cell office:value-type="float" office:value="2.96612" calcext:value-type="float">
            <text:p>2,96612</text:p>
          </table:table-cell>
          <table:table-cell office:value-type="float" office:value="0.972612" calcext:value-type="float">
            <text:p>0,972612</text:p>
          </table:table-cell>
          <table:table-cell office:value-type="float" office:value="3.0488" calcext:value-type="float">
            <text:p>3,0488</text:p>
          </table:table-cell>
          <table:table-cell office:value-type="float" office:value="1.00887" calcext:value-type="float">
            <text:p>1,00887</text:p>
          </table:table-cell>
          <table:table-cell office:value-type="float" office:value="0.671392" calcext:value-type="float">
            <text:p>0,671392</text:p>
          </table:table-cell>
          <table:table-cell office:value-type="float" office:value="1.75264" calcext:value-type="float">
            <text:p>1,75264</text:p>
          </table:table-cell>
          <table:table-cell office:value-type="float" office:value="4.39142" calcext:value-type="float">
            <text:p>4,39142</text:p>
          </table:table-cell>
          <table:table-cell office:value-type="float" office:value="1.08548" calcext:value-type="float">
            <text:p>1,08548</text:p>
          </table:table-cell>
          <table:table-cell office:value-type="float" office:value="4.48058" calcext:value-type="float">
            <text:p>4,48058</text:p>
          </table:table-cell>
          <table:table-cell office:value-type="float" office:value="2.12492" calcext:value-type="float">
            <text:p>2,12492</text:p>
          </table:table-cell>
          <table:table-cell office:value-type="float" office:value="4.52141" calcext:value-type="float">
            <text:p>4,52141</text:p>
          </table:table-cell>
          <table:table-cell office:value-type="float" office:value="1.25298" calcext:value-type="float">
            <text:p>1,25298</text:p>
          </table:table-cell>
          <table:table-cell office:value-type="float" office:value="4.08112" calcext:value-type="float">
            <text:p>4,08112</text:p>
          </table:table-cell>
          <table:table-cell office:value-type="float" office:value="1.57941" calcext:value-type="float">
            <text:p>1,57941</text:p>
          </table:table-cell>
          <table:table-cell office:value-type="float" office:value="1.27646" calcext:value-type="float">
            <text:p>1,27646</text:p>
          </table:table-cell>
          <table:table-cell office:value-type="float" office:value="1.4197" calcext:value-type="float">
            <text:p>1,4197</text:p>
          </table:table-cell>
          <table:table-cell office:value-type="float" office:value="1.09367" calcext:value-type="float">
            <text:p>1,09367</text:p>
          </table:table-cell>
          <table:table-cell office:value-type="float" office:value="2.44751" calcext:value-type="float">
            <text:p>2,44751</text:p>
          </table:table-cell>
          <table:table-cell office:value-type="float" office:value="1.51262" calcext:value-type="float">
            <text:p>1,51262</text:p>
          </table:table-cell>
          <table:table-cell office:value-type="float" office:value="0.854666" calcext:value-type="float">
            <text:p>0,854666</text:p>
          </table:table-cell>
          <table:table-cell office:value-type="float" office:value="1.66228" calcext:value-type="float">
            <text:p>1,66228</text:p>
          </table:table-cell>
          <table:table-cell office:value-type="float" office:value="2.74332" calcext:value-type="float">
            <text:p>2,74332</text:p>
          </table:table-cell>
          <table:table-cell office:value-type="float" office:value="2.06585" calcext:value-type="float">
            <text:p>2,06585</text:p>
          </table:table-cell>
          <table:table-cell office:value-type="float" office:value="1.68782" calcext:value-type="float">
            <text:p>1,68782</text:p>
          </table:table-cell>
          <table:table-cell office:value-type="float" office:value="1.26766" calcext:value-type="float">
            <text:p>1,26766</text:p>
          </table:table-cell>
          <table:table-cell office:value-type="float" office:value="1.43767" calcext:value-type="float">
            <text:p>1,43767</text:p>
          </table:table-cell>
          <table:table-cell office:value-type="float" office:value="5.79007" calcext:value-type="float">
            <text:p>5,79007</text:p>
          </table:table-cell>
          <table:table-cell office:value-type="float" office:value="1.7886" calcext:value-type="float">
            <text:p>1,7886</text:p>
          </table:table-cell>
        </table:table-row>
        <table:table-row table:style-name="ro1">
          <table:table-cell office:value-type="string" calcext:value-type="string">
            <text:p>MyDDCT2()</text:p>
          </table:table-cell>
          <table:table-cell office:value-type="float" office:value="0.013542" calcext:value-type="float">
            <text:p>0,013542</text:p>
          </table:table-cell>
          <table:table-cell office:value-type="float" office:value="0.024779" calcext:value-type="float">
            <text:p>0,024779</text:p>
          </table:table-cell>
          <table:table-cell office:value-type="float" office:value="0.047184" calcext:value-type="float">
            <text:p>0,047184</text:p>
          </table:table-cell>
          <table:table-cell office:value-type="float" office:value="0.081681" calcext:value-type="float">
            <text:p>0,081681</text:p>
          </table:table-cell>
          <table:table-cell office:value-type="float" office:value="0.126635" calcext:value-type="float">
            <text:p>0,126635</text:p>
          </table:table-cell>
          <table:table-cell office:value-type="float" office:value="0.187474" calcext:value-type="float">
            <text:p>0,187474</text:p>
          </table:table-cell>
          <table:table-cell office:value-type="float" office:value="0.299621" calcext:value-type="float">
            <text:p>0,299621</text:p>
          </table:table-cell>
          <table:table-cell office:value-type="float" office:value="0.380816" calcext:value-type="float">
            <text:p>0,380816</text:p>
          </table:table-cell>
          <table:table-cell office:value-type="float" office:value="0.507388" calcext:value-type="float">
            <text:p>0,507388</text:p>
          </table:table-cell>
          <table:table-cell office:value-type="float" office:value="0.648014" calcext:value-type="float">
            <text:p>0,648014</text:p>
          </table:table-cell>
          <table:table-cell office:value-type="float" office:value="0.885509" calcext:value-type="float">
            <text:p>0,885509</text:p>
          </table:table-cell>
          <table:table-cell office:value-type="float" office:value="1.03151" calcext:value-type="float">
            <text:p>1,03151</text:p>
          </table:table-cell>
          <table:table-cell office:value-type="float" office:value="1.37807" calcext:value-type="float">
            <text:p>1,37807</text:p>
          </table:table-cell>
          <table:table-cell office:value-type="float" office:value="1.58642" calcext:value-type="float">
            <text:p>1,58642</text:p>
          </table:table-cell>
          <table:table-cell office:value-type="float" office:value="1.95141" calcext:value-type="float">
            <text:p>1,95141</text:p>
          </table:table-cell>
          <table:table-cell office:value-type="float" office:value="2.37096" calcext:value-type="float">
            <text:p>2,37096</text:p>
          </table:table-cell>
          <table:table-cell office:value-type="float" office:value="2.78331" calcext:value-type="float">
            <text:p>2,78331</text:p>
          </table:table-cell>
          <table:table-cell office:value-type="float" office:value="3.18679" calcext:value-type="float">
            <text:p>3,18679</text:p>
          </table:table-cell>
          <table:table-cell office:value-type="float" office:value="3.59695" calcext:value-type="float">
            <text:p>3,59695</text:p>
          </table:table-cell>
          <table:table-cell office:value-type="float" office:value="4.25195" calcext:value-type="float">
            <text:p>4,25195</text:p>
          </table:table-cell>
          <table:table-cell office:value-type="float" office:value="5.18928" calcext:value-type="float">
            <text:p>5,18928</text:p>
          </table:table-cell>
          <table:table-cell office:value-type="float" office:value="5.4621" calcext:value-type="float">
            <text:p>5,4621</text:p>
          </table:table-cell>
          <table:table-cell office:value-type="float" office:value="6.20969" calcext:value-type="float">
            <text:p>6,20969</text:p>
          </table:table-cell>
          <table:table-cell office:value-type="float" office:value="7.0457" calcext:value-type="float">
            <text:p>7,0457</text:p>
          </table:table-cell>
          <table:table-cell office:value-type="float" office:value="7.61338" calcext:value-type="float">
            <text:p>7,61338</text:p>
          </table:table-cell>
          <table:table-cell office:value-type="float" office:value="9.03235" calcext:value-type="float">
            <text:p>9,03235</text:p>
          </table:table-cell>
          <table:table-cell office:value-type="float" office:value="9.84102" calcext:value-type="float">
            <text:p>9,84102</text:p>
          </table:table-cell>
          <table:table-cell office:value-type="float" office:value="10.8084" calcext:value-type="float">
            <text:p>10,8084</text:p>
          </table:table-cell>
          <table:table-cell office:value-type="float" office:value="12.3025" calcext:value-type="float">
            <text:p>12,3025</text:p>
          </table:table-cell>
          <table:table-cell office:value-type="float" office:value="13.6234" calcext:value-type="float">
            <text:p>13,6234</text:p>
          </table:table-cell>
          <table:table-cell office:value-type="float" office:value="14.6387" calcext:value-type="float">
            <text:p>14,6387</text:p>
          </table:table-cell>
          <table:table-cell office:value-type="float" office:value="16.397" calcext:value-type="float">
            <text:p>16,397</text:p>
          </table:table-cell>
          <table:table-cell office:value-type="float" office:value="17.7169" calcext:value-type="float">
            <text:p>17,7169</text:p>
          </table:table-cell>
          <table:table-cell office:value-type="float" office:value="20.5609" calcext:value-type="float">
            <text:p>20,5609</text:p>
          </table:table-cell>
          <table:table-cell office:value-type="float" office:value="21.7444" calcext:value-type="float">
            <text:p>21,7444</text:p>
          </table:table-cell>
          <table:table-cell office:value-type="float" office:value="22.8781" calcext:value-type="float">
            <text:p>22,8781</text:p>
          </table:table-cell>
          <table:table-cell office:value-type="float" office:value="28.0373" calcext:value-type="float">
            <text:p>28,0373</text:p>
          </table:table-cell>
          <table:table-cell office:value-type="float" office:value="33.9843" calcext:value-type="float">
            <text:p>33,9843</text:p>
          </table:table-cell>
          <table:table-cell office:value-type="float" office:value="34.0698" calcext:value-type="float">
            <text:p>34,0698</text:p>
          </table:table-cell>
          <table:table-cell office:value-type="float" office:value="31.5318" calcext:value-type="float">
            <text:p>31,5318</text:p>
          </table:table-cell>
          <table:table-cell office:value-type="float" office:value="33.8731" calcext:value-type="float">
            <text:p>33,8731</text:p>
          </table:table-cell>
          <table:table-cell office:value-type="float" office:value="32.0559" calcext:value-type="float">
            <text:p>32,0559</text:p>
          </table:table-cell>
          <table:table-cell office:value-type="float" office:value="33.0812" calcext:value-type="float">
            <text:p>33,0812</text:p>
          </table:table-cell>
          <table:table-cell office:value-type="float" office:value="35.0181" calcext:value-type="float">
            <text:p>35,0181</text:p>
          </table:table-cell>
          <table:table-cell office:value-type="float" office:value="36.9801" calcext:value-type="float">
            <text:p>36,9801</text:p>
          </table:table-cell>
          <table:table-cell office:value-type="float" office:value="38.2938" calcext:value-type="float">
            <text:p>38,2938</text:p>
          </table:table-cell>
          <table:table-cell office:value-type="float" office:value="39.999" calcext:value-type="float">
            <text:p>39,999</text:p>
          </table:table-cell>
          <table:table-cell office:value-type="float" office:value="40.5818" calcext:value-type="float">
            <text:p>40,5818</text:p>
          </table:table-cell>
          <table:table-cell office:value-type="float" office:value="45.434" calcext:value-type="float">
            <text:p>45,434</text:p>
          </table:table-cell>
          <table:table-cell office:value-type="float" office:value="47.5507" calcext:value-type="float">
            <text:p>47,5507</text:p>
          </table:table-cell>
          <table:table-cell office:value-type="float" office:value="53.0398" calcext:value-type="float">
            <text:p>53,0398</text:p>
          </table:table-cell>
          <table:table-cell office:value-type="float" office:value="51.3132" calcext:value-type="float">
            <text:p>51,3132</text:p>
          </table:table-cell>
          <table:table-cell office:value-type="float" office:value="55.3035" calcext:value-type="float">
            <text:p>55,3035</text:p>
          </table:table-cell>
          <table:table-cell office:value-type="float" office:value="58.5461" calcext:value-type="float">
            <text:p>58,5461</text:p>
          </table:table-cell>
          <table:table-cell office:value-type="float" office:value="64.6134" calcext:value-type="float">
            <text:p>64,6134</text:p>
          </table:table-cell>
          <table:table-cell office:value-type="float" office:value="67.3546" calcext:value-type="float">
            <text:p>67,3546</text:p>
          </table:table-cell>
          <table:table-cell office:value-type="float" office:value="68.0834" calcext:value-type="float">
            <text:p>68,0834</text:p>
          </table:table-cell>
          <table:table-cell office:value-type="float" office:value="70.6971" calcext:value-type="float">
            <text:p>70,6971</text:p>
          </table:table-cell>
          <table:table-cell office:value-type="float" office:value="77.2093" calcext:value-type="float">
            <text:p>77,2093</text:p>
          </table:table-cell>
          <table:table-cell office:value-type="float" office:value="81.305" calcext:value-type="float">
            <text:p>81,305</text:p>
          </table:table-cell>
          <table:table-cell office:value-type="float" office:value="85.9496" calcext:value-type="float">
            <text:p>85,9496</text:p>
          </table:table-cell>
          <table:table-cell office:value-type="float" office:value="84.8975" calcext:value-type="float">
            <text:p>84,8975</text:p>
          </table:table-cell>
          <table:table-cell office:value-type="float" office:value="89.0126" calcext:value-type="float">
            <text:p>89,0126</text:p>
          </table:table-cell>
          <table:table-cell office:value-type="float" office:value="93.8124" calcext:value-type="float">
            <text:p>93,8124</text:p>
          </table:table-cell>
          <table:table-cell office:value-type="float" office:value="97.2738" calcext:value-type="float">
            <text:p>97,2738</text:p>
          </table:table-cell>
          <table:table-cell office:value-type="float" office:value="102.754" calcext:value-type="float">
            <text:p>102,754</text:p>
          </table:table-cell>
          <table:table-cell office:value-type="float" office:value="107.052" calcext:value-type="float">
            <text:p>107,052</text:p>
          </table:table-cell>
          <table:table-cell office:value-type="float" office:value="109.994" calcext:value-type="float">
            <text:p>109,994</text:p>
          </table:table-cell>
          <table:table-cell office:value-type="float" office:value="120.218" calcext:value-type="float">
            <text:p>120,218</text:p>
          </table:table-cell>
          <table:table-cell office:value-type="float" office:value="129.335" calcext:value-type="float">
            <text:p>129,335</text:p>
          </table:table-cell>
          <table:table-cell office:value-type="float" office:value="126.714" calcext:value-type="float">
            <text:p>126,714</text:p>
          </table:table-cell>
          <table:table-cell office:value-type="float" office:value="132.109" calcext:value-type="float">
            <text:p>132,109</text:p>
          </table:table-cell>
          <table:table-cell office:value-type="float" office:value="151.842" calcext:value-type="float">
            <text:p>151,842</text:p>
          </table:table-cell>
          <table:table-cell office:value-type="float" office:value="157.464" calcext:value-type="float">
            <text:p>157,464</text:p>
          </table:table-cell>
          <table:table-cell office:value-type="float" office:value="160.657" calcext:value-type="float">
            <text:p>160,657</text:p>
          </table:table-cell>
          <table:table-cell office:value-type="float" office:value="147.071" calcext:value-type="float">
            <text:p>147,071</text:p>
          </table:table-cell>
          <table:table-cell office:value-type="float" office:value="150.609" calcext:value-type="float">
            <text:p>150,609</text:p>
          </table:table-cell>
          <table:table-cell office:value-type="float" office:value="186.919" calcext:value-type="float">
            <text:p>186,919</text:p>
          </table:table-cell>
          <table:table-cell office:value-type="float" office:value="191.742" calcext:value-type="float">
            <text:p>191,742</text:p>
          </table:table-cell>
          <table:table-cell office:value-type="float" office:value="173.174" calcext:value-type="float">
            <text:p>173,174</text:p>
          </table:table-cell>
          <table:table-cell office:value-type="float" office:value="195.056" calcext:value-type="float">
            <text:p>195,056</text:p>
          </table:table-cell>
          <table:table-cell office:value-type="float" office:value="221.458" calcext:value-type="float">
            <text:p>221,458</text:p>
          </table:table-cell>
          <table:table-cell office:value-type="float" office:value="244.426" calcext:value-type="float">
            <text:p>244,426</text:p>
          </table:table-cell>
          <table:table-cell office:value-type="float" office:value="214.797" calcext:value-type="float">
            <text:p>214,797</text:p>
          </table:table-cell>
          <table:table-cell office:value-type="float" office:value="216.893" calcext:value-type="float">
            <text:p>216,893</text:p>
          </table:table-cell>
          <table:table-cell office:value-type="float" office:value="212.259" calcext:value-type="float">
            <text:p>212,259</text:p>
          </table:table-cell>
          <table:table-cell office:value-type="float" office:value="218.463" calcext:value-type="float">
            <text:p>218,463</text:p>
          </table:table-cell>
          <table:table-cell office:value-type="float" office:value="215.176" calcext:value-type="float">
            <text:p>215,176</text:p>
          </table:table-cell>
          <table:table-cell office:value-type="float" office:value="279.32" calcext:value-type="float">
            <text:p>279,32</text:p>
          </table:table-cell>
          <table:table-cell office:value-type="float" office:value="291.051" calcext:value-type="float">
            <text:p>291,051</text:p>
          </table:table-cell>
          <table:table-cell office:value-type="float" office:value="243.438" calcext:value-type="float">
            <text:p>243,438</text:p>
          </table:table-cell>
          <table:table-cell office:value-type="float" office:value="258.478" calcext:value-type="float">
            <text:p>258,478</text:p>
          </table:table-cell>
          <table:table-cell office:value-type="float" office:value="260.09" calcext:value-type="float">
            <text:p>260,09</text:p>
          </table:table-cell>
          <table:table-cell office:value-type="float" office:value="275.2" calcext:value-type="float">
            <text:p>275,2</text:p>
          </table:table-cell>
          <table:table-cell office:value-type="float" office:value="271.975" calcext:value-type="float">
            <text:p>271,975</text:p>
          </table:table-cell>
          <table:table-cell office:value-type="float" office:value="277.556" calcext:value-type="float">
            <text:p>277,556</text:p>
          </table:table-cell>
          <table:table-cell office:value-type="float" office:value="280.31" calcext:value-type="float">
            <text:p>280,31</text:p>
          </table:table-cell>
          <table:table-cell office:value-type="float" office:value="301.986" calcext:value-type="float">
            <text:p>301,986</text:p>
          </table:table-cell>
          <table:table-cell office:value-type="float" office:value="292.616" calcext:value-type="float">
            <text:p>292,616</text:p>
          </table:table-cell>
          <table:table-cell office:value-type="float" office:value="310.884" calcext:value-type="float">
            <text:p>310,884</text:p>
          </table:table-cell>
          <table:table-cell office:value-type="float" office:value="334.76" calcext:value-type="float">
            <text:p>334,76</text:p>
          </table:table-cell>
          <table:table-cell office:value-type="float" office:value="314.358" calcext:value-type="float">
            <text:p>314,358</text:p>
          </table:table-cell>
          <table:table-cell office:value-type="float" office:value="324.017" calcext:value-type="float">
            <text:p>324,017</text:p>
          </table:table-cell>
          <table:table-cell office:value-type="float" office:value="361.91" calcext:value-type="float">
            <text:p>361,91</text:p>
          </table:table-cell>
          <table:table-cell office:value-type="float" office:value="482.999" calcext:value-type="float">
            <text:p>482,999</text:p>
          </table:table-cell>
          <table:table-cell office:value-type="float" office:value="445.713" calcext:value-type="float">
            <text:p>445,713</text:p>
          </table:table-cell>
          <table:table-cell office:value-type="float" office:value="497.921" calcext:value-type="float">
            <text:p>497,921</text:p>
          </table:table-cell>
          <table:table-cell office:value-type="float" office:value="616.202" calcext:value-type="float">
            <text:p>616,202</text:p>
          </table:table-cell>
          <table:table-cell office:value-type="float" office:value="486.922" calcext:value-type="float">
            <text:p>486,922</text:p>
          </table:table-cell>
          <table:table-cell office:value-type="float" office:value="418.234" calcext:value-type="float">
            <text:p>418,234</text:p>
          </table:table-cell>
          <table:table-cell office:value-type="float" office:value="453.983" calcext:value-type="float">
            <text:p>453,983</text:p>
          </table:table-cell>
          <table:table-cell office:value-type="float" office:value="556.287" calcext:value-type="float">
            <text:p>556,287</text:p>
          </table:table-cell>
          <table:table-cell office:value-type="float" office:value="521.362" calcext:value-type="float">
            <text:p>521,362</text:p>
          </table:table-cell>
          <table:table-cell office:value-type="float" office:value="465.564" calcext:value-type="float">
            <text:p>465,564</text:p>
          </table:table-cell>
          <table:table-cell office:value-type="float" office:value="477.223" calcext:value-type="float">
            <text:p>477,223</text:p>
          </table:table-cell>
          <table:table-cell office:value-type="float" office:value="500.155" calcext:value-type="float">
            <text:p>500,155</text:p>
          </table:table-cell>
          <table:table-cell office:value-type="float" office:value="493.337" calcext:value-type="float">
            <text:p>493,337</text:p>
          </table:table-cell>
          <table:table-cell office:value-type="float" office:value="520.145" calcext:value-type="float">
            <text:p>520,145</text:p>
          </table:table-cell>
          <table:table-cell office:value-type="float" office:value="539.594" calcext:value-type="float">
            <text:p>539,594</text:p>
          </table:table-cell>
          <table:table-cell office:value-type="float" office:value="553.585" calcext:value-type="float">
            <text:p>553,585</text:p>
          </table:table-cell>
          <table:table-cell office:value-type="float" office:value="554.034" calcext:value-type="float">
            <text:p>554,034</text:p>
          </table:table-cell>
          <table:table-cell office:value-type="float" office:value="603.348" calcext:value-type="float">
            <text:p>603,348</text:p>
          </table:table-cell>
          <table:table-cell office:value-type="float" office:value="729.77" calcext:value-type="float">
            <text:p>729,77</text:p>
          </table:table-cell>
          <table:table-cell office:value-type="float" office:value="627.907" calcext:value-type="float">
            <text:p>627,907</text:p>
          </table:table-cell>
          <table:table-cell office:value-type="float" office:value="721.968" calcext:value-type="float">
            <text:p>721,968</text:p>
          </table:table-cell>
          <table:table-cell office:value-type="float" office:value="578.508" calcext:value-type="float">
            <text:p>578,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01:03:28.058562821</dc:date>
    <meta:editing-duration>PT2M38S</meta:editing-duration>
    <meta:editing-cycles>1</meta:editing-cycles>
    <meta:document-statistic meta:table-count="1" meta:cell-count="381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01cm" svg:height="15.001cm" xlink:href=".." xlink:type="simple" chart:class="chart:line" chart:style-name="ch1">
        <chart:title svg:x="9.863cm" svg:y="0.436cm" chart:style-name="ch2">
          <text:p>Performance comparison of DCT2 implementations</text:p>
        </chart:title>
        <chart:subtitle svg:x="12.8cm" svg:y="1.515cm" chart:style-name="ch3">
          <text:p>OpenCV vs. homegrown</text:p>
        </chart:subtitle>
        <chart:legend chart:legend-position="end" svg:x="25.614cm" svg:y="6.454cm" style:legend-expansion="high" chart:style-name="ch4"/>
        <chart:plot-area chart:style-name="ch5" table:cell-range-address="bench_126_steps.A1:bench_126_steps.DW3" chart:data-source-has-labels="both" svg:x="1.611cm" svg:y="2.498cm" svg:width="23.403cm" svg:height="11.222cm">
          <chart:coordinate-region svg:x="3.344cm" svg:y="2.697cm" svg:width="21.67cm" svg:height="10.099cm"/>
          <chart:axis chart:dimension="x" chart:name="primary-x" chart:style-name="ch6" chartooo:axis-type="auto">
            <chartooo:date-scale/>
            <chart:title svg:x="12.368cm" svg:y="14.02cm" chart:style-name="ch7">
              <text:p>Matrix Width</text:p>
            </chart:title>
            <chart:categories table:cell-range-address="bench_126_steps.B1:bench_126_steps.DW1"/>
          </chart:axis>
          <chart:axis chart:dimension="y" chart:name="primary-y" chart:style-name="ch8">
            <chart:title svg:x="0.451cm" svg:y="8.881cm" chart:style-name="ch9">
              <text:p>Time (ms)</text:p>
            </chart:title>
            <chart:grid chart:style-name="ch10" chart:class="major"/>
          </chart:axis>
          <chart:series chart:style-name="ch11" chart:values-cell-range-address="bench_126_steps.B2:bench_126_steps.DW2" chart:label-cell-address="bench_126_steps.A2:bench_126_steps.A2" chart:class="chart:line">
            <chart:regression-curve chart:style-name="ch12"/>
            <chart:data-point chart:repeated="126"/>
          </chart:series>
          <chart:series chart:style-name="ch13" chart:values-cell-range-address="bench_126_steps.B3:bench_126_steps.DW3" chart:label-cell-address="bench_126_steps.A3:bench_126_steps.A3" chart:class="chart:line">
            <chart:regression-curve chart:style-name="ch14"/>
            <chart:data-point chart:repeated="1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6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bench_126_steps.B1:bench_126_steps.DW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</table:table-row>
          </table:table-header-rows>
          <table:table-rows>
            <table:table-row>
              <table:table-cell office:value-type="string">
                <text:p>cv::dct()</text:p>
                <draw:g>
                  <svg:desc>bench_126_steps.A2:bench_126_steps.A2</svg:desc>
                </draw:g>
              </table:table-cell>
              <table:table-cell office:value-type="float" office:value="0.010439">
                <text:p>0.010439</text:p>
                <draw:g>
                  <svg:desc>bench_126_steps.B2:bench_126_steps.DW2</svg:desc>
                </draw:g>
              </table:table-cell>
              <table:table-cell office:value-type="float" office:value="0.002432">
                <text:p>0.002432</text:p>
              </table:table-cell>
              <table:table-cell office:value-type="float" office:value="0.003228">
                <text:p>0.003228</text:p>
              </table:table-cell>
              <table:table-cell office:value-type="float" office:value="0.003794">
                <text:p>0.003794</text:p>
              </table:table-cell>
              <table:table-cell office:value-type="float" office:value="0.00727">
                <text:p>0.00727</text:p>
              </table:table-cell>
              <table:table-cell office:value-type="float" office:value="0.005059">
                <text:p>0.005059</text:p>
              </table:table-cell>
              <table:table-cell office:value-type="float" office:value="0.008048">
                <text:p>0.008048</text:p>
              </table:table-cell>
              <table:table-cell office:value-type="float" office:value="0.009444">
                <text:p>0.009444</text:p>
              </table:table-cell>
              <table:table-cell office:value-type="float" office:value="0.01522">
                <text:p>0.01522</text:p>
              </table:table-cell>
              <table:table-cell office:value-type="float" office:value="0.010848">
                <text:p>0.010848</text:p>
              </table:table-cell>
              <table:table-cell office:value-type="float" office:value="0.020219">
                <text:p>0.020219</text:p>
              </table:table-cell>
              <table:table-cell office:value-type="float" office:value="0.022315">
                <text:p>0.022315</text:p>
              </table:table-cell>
              <table:table-cell office:value-type="float" office:value="0.017901">
                <text:p>0.017901</text:p>
              </table:table-cell>
              <table:table-cell office:value-type="float" office:value="0.016467">
                <text:p>0.016467</text:p>
              </table:table-cell>
              <table:table-cell office:value-type="float" office:value="0.056694">
                <text:p>0.056694</text:p>
              </table:table-cell>
              <table:table-cell office:value-type="float" office:value="0.032194">
                <text:p>0.032194</text:p>
              </table:table-cell>
              <table:table-cell office:value-type="float" office:value="0.048266">
                <text:p>0.048266</text:p>
              </table:table-cell>
              <table:table-cell office:value-type="float" office:value="0.027749">
                <text:p>0.027749</text:p>
              </table:table-cell>
              <table:table-cell office:value-type="float" office:value="0.046311">
                <text:p>0.046311</text:p>
              </table:table-cell>
              <table:table-cell office:value-type="float" office:value="0.051779">
                <text:p>0.051779</text:p>
              </table:table-cell>
              <table:table-cell office:value-type="float" office:value="0.083643">
                <text:p>0.083643</text:p>
              </table:table-cell>
              <table:table-cell office:value-type="float" office:value="0.039323">
                <text:p>0.039323</text:p>
              </table:table-cell>
              <table:table-cell office:value-type="float" office:value="0.043917">
                <text:p>0.043917</text:p>
              </table:table-cell>
              <table:table-cell office:value-type="float" office:value="0.094258">
                <text:p>0.094258</text:p>
              </table:table-cell>
              <table:table-cell office:value-type="float" office:value="0.05063">
                <text:p>0.05063</text:p>
              </table:table-cell>
              <table:table-cell office:value-type="float" office:value="0.110588">
                <text:p>0.110588</text:p>
              </table:table-cell>
              <table:table-cell office:value-type="float" office:value="0.122888">
                <text:p>0.122888</text:p>
              </table:table-cell>
              <table:table-cell office:value-type="float" office:value="0.065211">
                <text:p>0.065211</text:p>
              </table:table-cell>
              <table:table-cell office:value-type="float" office:value="0.144696">
                <text:p>0.144696</text:p>
              </table:table-cell>
              <table:table-cell office:value-type="float" office:value="0.056153">
                <text:p>0.056153</text:p>
              </table:table-cell>
              <table:table-cell office:value-type="float" office:value="0.104037">
                <text:p>0.104037</text:p>
              </table:table-cell>
              <table:table-cell office:value-type="float" office:value="0.127448">
                <text:p>0.127448</text:p>
              </table:table-cell>
              <table:table-cell office:value-type="float" office:value="0.116284">
                <text:p>0.116284</text:p>
              </table:table-cell>
              <table:table-cell office:value-type="float" office:value="0.119453">
                <text:p>0.119453</text:p>
              </table:table-cell>
              <table:table-cell office:value-type="float" office:value="0.230089">
                <text:p>0.230089</text:p>
              </table:table-cell>
              <table:table-cell office:value-type="float" office:value="0.178104">
                <text:p>0.178104</text:p>
              </table:table-cell>
              <table:table-cell office:value-type="float" office:value="0.184454">
                <text:p>0.184454</text:p>
              </table:table-cell>
              <table:table-cell office:value-type="float" office:value="0.260345">
                <text:p>0.260345</text:p>
              </table:table-cell>
              <table:table-cell office:value-type="float" office:value="0.832349">
                <text:p>0.832349</text:p>
              </table:table-cell>
              <table:table-cell office:value-type="float" office:value="0.150307">
                <text:p>0.150307</text:p>
              </table:table-cell>
              <table:table-cell office:value-type="float" office:value="0.392307">
                <text:p>0.392307</text:p>
              </table:table-cell>
              <table:table-cell office:value-type="float" office:value="0.16539">
                <text:p>0.16539</text:p>
              </table:table-cell>
              <table:table-cell office:value-type="float" office:value="0.123253">
                <text:p>0.123253</text:p>
              </table:table-cell>
              <table:table-cell office:value-type="float" office:value="0.24933">
                <text:p>0.24933</text:p>
              </table:table-cell>
              <table:table-cell office:value-type="float" office:value="0.440295">
                <text:p>0.440295</text:p>
              </table:table-cell>
              <table:table-cell office:value-type="float" office:value="0.115517">
                <text:p>0.115517</text:p>
              </table:table-cell>
              <table:table-cell office:value-type="float" office:value="0.216528">
                <text:p>0.216528</text:p>
              </table:table-cell>
              <table:table-cell office:value-type="float" office:value="0.153048">
                <text:p>0.153048</text:p>
              </table:table-cell>
              <table:table-cell office:value-type="float" office:value="0.270899">
                <text:p>0.270899</text:p>
              </table:table-cell>
              <table:table-cell office:value-type="float" office:value="0.247174">
                <text:p>0.247174</text:p>
              </table:table-cell>
              <table:table-cell office:value-type="float" office:value="0.630012">
                <text:p>0.630012</text:p>
              </table:table-cell>
              <table:table-cell office:value-type="float" office:value="0.170429">
                <text:p>0.170429</text:p>
              </table:table-cell>
              <table:table-cell office:value-type="float" office:value="0.242006">
                <text:p>0.242006</text:p>
              </table:table-cell>
              <table:table-cell office:value-type="float" office:value="0.228752">
                <text:p>0.228752</text:p>
              </table:table-cell>
              <table:table-cell office:value-type="float" office:value="0.298845">
                <text:p>0.298845</text:p>
              </table:table-cell>
              <table:table-cell office:value-type="float" office:value="0.397432">
                <text:p>0.397432</text:p>
              </table:table-cell>
              <table:table-cell office:value-type="float" office:value="0.701873">
                <text:p>0.701873</text:p>
              </table:table-cell>
              <table:table-cell office:value-type="float" office:value="0.174939">
                <text:p>0.174939</text:p>
              </table:table-cell>
              <table:table-cell office:value-type="float" office:value="0.800338">
                <text:p>0.800338</text:p>
              </table:table-cell>
              <table:table-cell office:value-type="float" office:value="0.55439">
                <text:p>0.55439</text:p>
              </table:table-cell>
              <table:table-cell office:value-type="float" office:value="0.266135">
                <text:p>0.266135</text:p>
              </table:table-cell>
              <table:table-cell office:value-type="float" office:value="0.231159">
                <text:p>0.231159</text:p>
              </table:table-cell>
              <table:table-cell office:value-type="float" office:value="0.323779">
                <text:p>0.323779</text:p>
              </table:table-cell>
              <table:table-cell office:value-type="float" office:value="0.327504">
                <text:p>0.327504</text:p>
              </table:table-cell>
              <table:table-cell office:value-type="float" office:value="0.928411">
                <text:p>0.928411</text:p>
              </table:table-cell>
              <table:table-cell office:value-type="float" office:value="0.478179">
                <text:p>0.478179</text:p>
              </table:table-cell>
              <table:table-cell office:value-type="float" office:value="0.572972">
                <text:p>0.572972</text:p>
              </table:table-cell>
              <table:table-cell office:value-type="float" office:value="0.342355">
                <text:p>0.342355</text:p>
              </table:table-cell>
              <table:table-cell office:value-type="float" office:value="1.31888">
                <text:p>1.31888</text:p>
              </table:table-cell>
              <table:table-cell office:value-type="float" office:value="0.261451">
                <text:p>0.261451</text:p>
              </table:table-cell>
              <table:table-cell office:value-type="float" office:value="1.21883">
                <text:p>1.21883</text:p>
              </table:table-cell>
              <table:table-cell office:value-type="float" office:value="0.687872">
                <text:p>0.687872</text:p>
              </table:table-cell>
              <table:table-cell office:value-type="float" office:value="0.373517">
                <text:p>0.373517</text:p>
              </table:table-cell>
              <table:table-cell office:value-type="float" office:value="0.666843">
                <text:p>0.666843</text:p>
              </table:table-cell>
              <table:table-cell office:value-type="float" office:value="1.03957">
                <text:p>1.03957</text:p>
              </table:table-cell>
              <table:table-cell office:value-type="float" office:value="0.478142">
                <text:p>0.478142</text:p>
              </table:table-cell>
              <table:table-cell office:value-type="float" office:value="1.68856">
                <text:p>1.68856</text:p>
              </table:table-cell>
              <table:table-cell office:value-type="float" office:value="0.34537">
                <text:p>0.34537</text:p>
              </table:table-cell>
              <table:table-cell office:value-type="float" office:value="0.376487">
                <text:p>0.376487</text:p>
              </table:table-cell>
              <table:table-cell office:value-type="float" office:value="1.10751">
                <text:p>1.10751</text:p>
              </table:table-cell>
              <table:table-cell office:value-type="float" office:value="1.71574">
                <text:p>1.71574</text:p>
              </table:table-cell>
              <table:table-cell office:value-type="float" office:value="0.51966">
                <text:p>0.51966</text:p>
              </table:table-cell>
              <table:table-cell office:value-type="float" office:value="0.966376">
                <text:p>0.966376</text:p>
              </table:table-cell>
              <table:table-cell office:value-type="float" office:value="1.13573">
                <text:p>1.13573</text:p>
              </table:table-cell>
              <table:table-cell office:value-type="float" office:value="0.918918">
                <text:p>0.918918</text:p>
              </table:table-cell>
              <table:table-cell office:value-type="float" office:value="1.02604">
                <text:p>1.02604</text:p>
              </table:table-cell>
              <table:table-cell office:value-type="float" office:value="2.19985">
                <text:p>2.19985</text:p>
              </table:table-cell>
              <table:table-cell office:value-type="float" office:value="0.616686">
                <text:p>0.616686</text:p>
              </table:table-cell>
              <table:table-cell office:value-type="float" office:value="0.7479">
                <text:p>0.7479</text:p>
              </table:table-cell>
              <table:table-cell office:value-type="float" office:value="0.835874">
                <text:p>0.835874</text:p>
              </table:table-cell>
              <table:table-cell office:value-type="float" office:value="1.06239">
                <text:p>1.06239</text:p>
              </table:table-cell>
              <table:table-cell office:value-type="float" office:value="1.33716">
                <text:p>1.33716</text:p>
              </table:table-cell>
              <table:table-cell office:value-type="float" office:value="0.988191">
                <text:p>0.988191</text:p>
              </table:table-cell>
              <table:table-cell office:value-type="float" office:value="0.506785">
                <text:p>0.506785</text:p>
              </table:table-cell>
              <table:table-cell office:value-type="float" office:value="2.75963">
                <text:p>2.75963</text:p>
              </table:table-cell>
              <table:table-cell office:value-type="float" office:value="0.859833">
                <text:p>0.859833</text:p>
              </table:table-cell>
              <table:table-cell office:value-type="float" office:value="0.651866">
                <text:p>0.651866</text:p>
              </table:table-cell>
              <table:table-cell office:value-type="float" office:value="0.534091">
                <text:p>0.534091</text:p>
              </table:table-cell>
              <table:table-cell office:value-type="float" office:value="2.96612">
                <text:p>2.96612</text:p>
              </table:table-cell>
              <table:table-cell office:value-type="float" office:value="0.972612">
                <text:p>0.972612</text:p>
              </table:table-cell>
              <table:table-cell office:value-type="float" office:value="3.0488">
                <text:p>3.0488</text:p>
              </table:table-cell>
              <table:table-cell office:value-type="float" office:value="1.00887">
                <text:p>1.00887</text:p>
              </table:table-cell>
              <table:table-cell office:value-type="float" office:value="0.671392">
                <text:p>0.671392</text:p>
              </table:table-cell>
              <table:table-cell office:value-type="float" office:value="1.75264">
                <text:p>1.75264</text:p>
              </table:table-cell>
              <table:table-cell office:value-type="float" office:value="4.39142">
                <text:p>4.39142</text:p>
              </table:table-cell>
              <table:table-cell office:value-type="float" office:value="1.08548">
                <text:p>1.08548</text:p>
              </table:table-cell>
              <table:table-cell office:value-type="float" office:value="4.48058">
                <text:p>4.48058</text:p>
              </table:table-cell>
              <table:table-cell office:value-type="float" office:value="2.12492">
                <text:p>2.12492</text:p>
              </table:table-cell>
              <table:table-cell office:value-type="float" office:value="4.52141">
                <text:p>4.52141</text:p>
              </table:table-cell>
              <table:table-cell office:value-type="float" office:value="1.25298">
                <text:p>1.25298</text:p>
              </table:table-cell>
              <table:table-cell office:value-type="float" office:value="4.08112">
                <text:p>4.08112</text:p>
              </table:table-cell>
              <table:table-cell office:value-type="float" office:value="1.57941">
                <text:p>1.57941</text:p>
              </table:table-cell>
              <table:table-cell office:value-type="float" office:value="1.27646">
                <text:p>1.27646</text:p>
              </table:table-cell>
              <table:table-cell office:value-type="float" office:value="1.4197">
                <text:p>1.4197</text:p>
              </table:table-cell>
              <table:table-cell office:value-type="float" office:value="1.09367">
                <text:p>1.09367</text:p>
              </table:table-cell>
              <table:table-cell office:value-type="float" office:value="2.44751">
                <text:p>2.44751</text:p>
              </table:table-cell>
              <table:table-cell office:value-type="float" office:value="1.51262">
                <text:p>1.51262</text:p>
              </table:table-cell>
              <table:table-cell office:value-type="float" office:value="0.854666">
                <text:p>0.854666</text:p>
              </table:table-cell>
              <table:table-cell office:value-type="float" office:value="1.66228">
                <text:p>1.66228</text:p>
              </table:table-cell>
              <table:table-cell office:value-type="float" office:value="2.74332">
                <text:p>2.74332</text:p>
              </table:table-cell>
              <table:table-cell office:value-type="float" office:value="2.06585">
                <text:p>2.06585</text:p>
              </table:table-cell>
              <table:table-cell office:value-type="float" office:value="1.68782">
                <text:p>1.68782</text:p>
              </table:table-cell>
              <table:table-cell office:value-type="float" office:value="1.26766">
                <text:p>1.26766</text:p>
              </table:table-cell>
              <table:table-cell office:value-type="float" office:value="1.43767">
                <text:p>1.43767</text:p>
              </table:table-cell>
              <table:table-cell office:value-type="float" office:value="5.79007">
                <text:p>5.79007</text:p>
              </table:table-cell>
              <table:table-cell office:value-type="float" office:value="1.7886">
                <text:p>1.7886</text:p>
              </table:table-cell>
            </table:table-row>
            <table:table-row>
              <table:table-cell office:value-type="string">
                <text:p>MyDDCT2()</text:p>
                <draw:g>
                  <svg:desc>bench_126_steps.A3:bench_126_steps.A3</svg:desc>
                </draw:g>
              </table:table-cell>
              <table:table-cell office:value-type="float" office:value="0.013542">
                <text:p>0.013542</text:p>
                <draw:g>
                  <svg:desc>bench_126_steps.B3:bench_126_steps.DW3</svg:desc>
                </draw:g>
              </table:table-cell>
              <table:table-cell office:value-type="float" office:value="0.024779">
                <text:p>0.024779</text:p>
              </table:table-cell>
              <table:table-cell office:value-type="float" office:value="0.047184">
                <text:p>0.047184</text:p>
              </table:table-cell>
              <table:table-cell office:value-type="float" office:value="0.081681">
                <text:p>0.081681</text:p>
              </table:table-cell>
              <table:table-cell office:value-type="float" office:value="0.126635">
                <text:p>0.126635</text:p>
              </table:table-cell>
              <table:table-cell office:value-type="float" office:value="0.187474">
                <text:p>0.187474</text:p>
              </table:table-cell>
              <table:table-cell office:value-type="float" office:value="0.299621">
                <text:p>0.299621</text:p>
              </table:table-cell>
              <table:table-cell office:value-type="float" office:value="0.380816">
                <text:p>0.380816</text:p>
              </table:table-cell>
              <table:table-cell office:value-type="float" office:value="0.507388">
                <text:p>0.507388</text:p>
              </table:table-cell>
              <table:table-cell office:value-type="float" office:value="0.648014">
                <text:p>0.648014</text:p>
              </table:table-cell>
              <table:table-cell office:value-type="float" office:value="0.885509">
                <text:p>0.885509</text:p>
              </table:table-cell>
              <table:table-cell office:value-type="float" office:value="1.03151">
                <text:p>1.03151</text:p>
              </table:table-cell>
              <table:table-cell office:value-type="float" office:value="1.37807">
                <text:p>1.37807</text:p>
              </table:table-cell>
              <table:table-cell office:value-type="float" office:value="1.58642">
                <text:p>1.58642</text:p>
              </table:table-cell>
              <table:table-cell office:value-type="float" office:value="1.95141">
                <text:p>1.95141</text:p>
              </table:table-cell>
              <table:table-cell office:value-type="float" office:value="2.37096">
                <text:p>2.37096</text:p>
              </table:table-cell>
              <table:table-cell office:value-type="float" office:value="2.78331">
                <text:p>2.78331</text:p>
              </table:table-cell>
              <table:table-cell office:value-type="float" office:value="3.18679">
                <text:p>3.18679</text:p>
              </table:table-cell>
              <table:table-cell office:value-type="float" office:value="3.59695">
                <text:p>3.59695</text:p>
              </table:table-cell>
              <table:table-cell office:value-type="float" office:value="4.25195">
                <text:p>4.25195</text:p>
              </table:table-cell>
              <table:table-cell office:value-type="float" office:value="5.18928">
                <text:p>5.18928</text:p>
              </table:table-cell>
              <table:table-cell office:value-type="float" office:value="5.4621">
                <text:p>5.4621</text:p>
              </table:table-cell>
              <table:table-cell office:value-type="float" office:value="6.20969">
                <text:p>6.20969</text:p>
              </table:table-cell>
              <table:table-cell office:value-type="float" office:value="7.0457">
                <text:p>7.0457</text:p>
              </table:table-cell>
              <table:table-cell office:value-type="float" office:value="7.61338">
                <text:p>7.61338</text:p>
              </table:table-cell>
              <table:table-cell office:value-type="float" office:value="9.03235">
                <text:p>9.03235</text:p>
              </table:table-cell>
              <table:table-cell office:value-type="float" office:value="9.84102">
                <text:p>9.84102</text:p>
              </table:table-cell>
              <table:table-cell office:value-type="float" office:value="10.8084">
                <text:p>10.8084</text:p>
              </table:table-cell>
              <table:table-cell office:value-type="float" office:value="12.3025">
                <text:p>12.3025</text:p>
              </table:table-cell>
              <table:table-cell office:value-type="float" office:value="13.6234">
                <text:p>13.6234</text:p>
              </table:table-cell>
              <table:table-cell office:value-type="float" office:value="14.6387">
                <text:p>14.6387</text:p>
              </table:table-cell>
              <table:table-cell office:value-type="float" office:value="16.397">
                <text:p>16.397</text:p>
              </table:table-cell>
              <table:table-cell office:value-type="float" office:value="17.7169">
                <text:p>17.7169</text:p>
              </table:table-cell>
              <table:table-cell office:value-type="float" office:value="20.5609">
                <text:p>20.5609</text:p>
              </table:table-cell>
              <table:table-cell office:value-type="float" office:value="21.7444">
                <text:p>21.7444</text:p>
              </table:table-cell>
              <table:table-cell office:value-type="float" office:value="22.8781">
                <text:p>22.8781</text:p>
              </table:table-cell>
              <table:table-cell office:value-type="float" office:value="28.0373">
                <text:p>28.0373</text:p>
              </table:table-cell>
              <table:table-cell office:value-type="float" office:value="33.9843">
                <text:p>33.9843</text:p>
              </table:table-cell>
              <table:table-cell office:value-type="float" office:value="34.0698">
                <text:p>34.0698</text:p>
              </table:table-cell>
              <table:table-cell office:value-type="float" office:value="31.5318">
                <text:p>31.5318</text:p>
              </table:table-cell>
              <table:table-cell office:value-type="float" office:value="33.8731">
                <text:p>33.8731</text:p>
              </table:table-cell>
              <table:table-cell office:value-type="float" office:value="32.0559">
                <text:p>32.0559</text:p>
              </table:table-cell>
              <table:table-cell office:value-type="float" office:value="33.0812">
                <text:p>33.0812</text:p>
              </table:table-cell>
              <table:table-cell office:value-type="float" office:value="35.0181">
                <text:p>35.0181</text:p>
              </table:table-cell>
              <table:table-cell office:value-type="float" office:value="36.9801">
                <text:p>36.9801</text:p>
              </table:table-cell>
              <table:table-cell office:value-type="float" office:value="38.2938">
                <text:p>38.2938</text:p>
              </table:table-cell>
              <table:table-cell office:value-type="float" office:value="39.999">
                <text:p>39.999</text:p>
              </table:table-cell>
              <table:table-cell office:value-type="float" office:value="40.5818">
                <text:p>40.5818</text:p>
              </table:table-cell>
              <table:table-cell office:value-type="float" office:value="45.434">
                <text:p>45.434</text:p>
              </table:table-cell>
              <table:table-cell office:value-type="float" office:value="47.5507">
                <text:p>47.5507</text:p>
              </table:table-cell>
              <table:table-cell office:value-type="float" office:value="53.0398">
                <text:p>53.0398</text:p>
              </table:table-cell>
              <table:table-cell office:value-type="float" office:value="51.3132">
                <text:p>51.3132</text:p>
              </table:table-cell>
              <table:table-cell office:value-type="float" office:value="55.3035">
                <text:p>55.3035</text:p>
              </table:table-cell>
              <table:table-cell office:value-type="float" office:value="58.5461">
                <text:p>58.5461</text:p>
              </table:table-cell>
              <table:table-cell office:value-type="float" office:value="64.6134">
                <text:p>64.6134</text:p>
              </table:table-cell>
              <table:table-cell office:value-type="float" office:value="67.3546">
                <text:p>67.3546</text:p>
              </table:table-cell>
              <table:table-cell office:value-type="float" office:value="68.0834">
                <text:p>68.0834</text:p>
              </table:table-cell>
              <table:table-cell office:value-type="float" office:value="70.6971">
                <text:p>70.6971</text:p>
              </table:table-cell>
              <table:table-cell office:value-type="float" office:value="77.2093">
                <text:p>77.2093</text:p>
              </table:table-cell>
              <table:table-cell office:value-type="float" office:value="81.305">
                <text:p>81.305</text:p>
              </table:table-cell>
              <table:table-cell office:value-type="float" office:value="85.9496">
                <text:p>85.9496</text:p>
              </table:table-cell>
              <table:table-cell office:value-type="float" office:value="84.8975">
                <text:p>84.8975</text:p>
              </table:table-cell>
              <table:table-cell office:value-type="float" office:value="89.0126">
                <text:p>89.0126</text:p>
              </table:table-cell>
              <table:table-cell office:value-type="float" office:value="93.8124">
                <text:p>93.8124</text:p>
              </table:table-cell>
              <table:table-cell office:value-type="float" office:value="97.2738">
                <text:p>97.2738</text:p>
              </table:table-cell>
              <table:table-cell office:value-type="float" office:value="102.754">
                <text:p>102.754</text:p>
              </table:table-cell>
              <table:table-cell office:value-type="float" office:value="107.052">
                <text:p>107.052</text:p>
              </table:table-cell>
              <table:table-cell office:value-type="float" office:value="109.994">
                <text:p>109.994</text:p>
              </table:table-cell>
              <table:table-cell office:value-type="float" office:value="120.218">
                <text:p>120.218</text:p>
              </table:table-cell>
              <table:table-cell office:value-type="float" office:value="129.335">
                <text:p>129.335</text:p>
              </table:table-cell>
              <table:table-cell office:value-type="float" office:value="126.714">
                <text:p>126.714</text:p>
              </table:table-cell>
              <table:table-cell office:value-type="float" office:value="132.109">
                <text:p>132.109</text:p>
              </table:table-cell>
              <table:table-cell office:value-type="float" office:value="151.842">
                <text:p>151.842</text:p>
              </table:table-cell>
              <table:table-cell office:value-type="float" office:value="157.464">
                <text:p>157.464</text:p>
              </table:table-cell>
              <table:table-cell office:value-type="float" office:value="160.657">
                <text:p>160.657</text:p>
              </table:table-cell>
              <table:table-cell office:value-type="float" office:value="147.071">
                <text:p>147.071</text:p>
              </table:table-cell>
              <table:table-cell office:value-type="float" office:value="150.609">
                <text:p>150.609</text:p>
              </table:table-cell>
              <table:table-cell office:value-type="float" office:value="186.919">
                <text:p>186.919</text:p>
              </table:table-cell>
              <table:table-cell office:value-type="float" office:value="191.742">
                <text:p>191.742</text:p>
              </table:table-cell>
              <table:table-cell office:value-type="float" office:value="173.174">
                <text:p>173.174</text:p>
              </table:table-cell>
              <table:table-cell office:value-type="float" office:value="195.056">
                <text:p>195.056</text:p>
              </table:table-cell>
              <table:table-cell office:value-type="float" office:value="221.458">
                <text:p>221.458</text:p>
              </table:table-cell>
              <table:table-cell office:value-type="float" office:value="244.426">
                <text:p>244.426</text:p>
              </table:table-cell>
              <table:table-cell office:value-type="float" office:value="214.797">
                <text:p>214.797</text:p>
              </table:table-cell>
              <table:table-cell office:value-type="float" office:value="216.893">
                <text:p>216.893</text:p>
              </table:table-cell>
              <table:table-cell office:value-type="float" office:value="212.259">
                <text:p>212.259</text:p>
              </table:table-cell>
              <table:table-cell office:value-type="float" office:value="218.463">
                <text:p>218.463</text:p>
              </table:table-cell>
              <table:table-cell office:value-type="float" office:value="215.176">
                <text:p>215.176</text:p>
              </table:table-cell>
              <table:table-cell office:value-type="float" office:value="279.32">
                <text:p>279.32</text:p>
              </table:table-cell>
              <table:table-cell office:value-type="float" office:value="291.051">
                <text:p>291.051</text:p>
              </table:table-cell>
              <table:table-cell office:value-type="float" office:value="243.438">
                <text:p>243.438</text:p>
              </table:table-cell>
              <table:table-cell office:value-type="float" office:value="258.478">
                <text:p>258.478</text:p>
              </table:table-cell>
              <table:table-cell office:value-type="float" office:value="260.09">
                <text:p>260.09</text:p>
              </table:table-cell>
              <table:table-cell office:value-type="float" office:value="275.2">
                <text:p>275.2</text:p>
              </table:table-cell>
              <table:table-cell office:value-type="float" office:value="271.975">
                <text:p>271.975</text:p>
              </table:table-cell>
              <table:table-cell office:value-type="float" office:value="277.556">
                <text:p>277.556</text:p>
              </table:table-cell>
              <table:table-cell office:value-type="float" office:value="280.31">
                <text:p>280.31</text:p>
              </table:table-cell>
              <table:table-cell office:value-type="float" office:value="301.986">
                <text:p>301.986</text:p>
              </table:table-cell>
              <table:table-cell office:value-type="float" office:value="292.616">
                <text:p>292.616</text:p>
              </table:table-cell>
              <table:table-cell office:value-type="float" office:value="310.884">
                <text:p>310.884</text:p>
              </table:table-cell>
              <table:table-cell office:value-type="float" office:value="334.76">
                <text:p>334.76</text:p>
              </table:table-cell>
              <table:table-cell office:value-type="float" office:value="314.358">
                <text:p>314.358</text:p>
              </table:table-cell>
              <table:table-cell office:value-type="float" office:value="324.017">
                <text:p>324.017</text:p>
              </table:table-cell>
              <table:table-cell office:value-type="float" office:value="361.91">
                <text:p>361.91</text:p>
              </table:table-cell>
              <table:table-cell office:value-type="float" office:value="482.999">
                <text:p>482.999</text:p>
              </table:table-cell>
              <table:table-cell office:value-type="float" office:value="445.713">
                <text:p>445.713</text:p>
              </table:table-cell>
              <table:table-cell office:value-type="float" office:value="497.921">
                <text:p>497.921</text:p>
              </table:table-cell>
              <table:table-cell office:value-type="float" office:value="616.202">
                <text:p>616.202</text:p>
              </table:table-cell>
              <table:table-cell office:value-type="float" office:value="486.922">
                <text:p>486.922</text:p>
              </table:table-cell>
              <table:table-cell office:value-type="float" office:value="418.234">
                <text:p>418.234</text:p>
              </table:table-cell>
              <table:table-cell office:value-type="float" office:value="453.983">
                <text:p>453.983</text:p>
              </table:table-cell>
              <table:table-cell office:value-type="float" office:value="556.287">
                <text:p>556.287</text:p>
              </table:table-cell>
              <table:table-cell office:value-type="float" office:value="521.362">
                <text:p>521.362</text:p>
              </table:table-cell>
              <table:table-cell office:value-type="float" office:value="465.564">
                <text:p>465.564</text:p>
              </table:table-cell>
              <table:table-cell office:value-type="float" office:value="477.223">
                <text:p>477.223</text:p>
              </table:table-cell>
              <table:table-cell office:value-type="float" office:value="500.155">
                <text:p>500.155</text:p>
              </table:table-cell>
              <table:table-cell office:value-type="float" office:value="493.337">
                <text:p>493.337</text:p>
              </table:table-cell>
              <table:table-cell office:value-type="float" office:value="520.145">
                <text:p>520.145</text:p>
              </table:table-cell>
              <table:table-cell office:value-type="float" office:value="539.594">
                <text:p>539.594</text:p>
              </table:table-cell>
              <table:table-cell office:value-type="float" office:value="553.585">
                <text:p>553.585</text:p>
              </table:table-cell>
              <table:table-cell office:value-type="float" office:value="554.034">
                <text:p>554.034</text:p>
              </table:table-cell>
              <table:table-cell office:value-type="float" office:value="603.348">
                <text:p>603.348</text:p>
              </table:table-cell>
              <table:table-cell office:value-type="float" office:value="729.77">
                <text:p>729.77</text:p>
              </table:table-cell>
              <table:table-cell office:value-type="float" office:value="627.907">
                <text:p>627.907</text:p>
              </table:table-cell>
              <table:table-cell office:value-type="float" office:value="721.968">
                <text:p>721.968</text:p>
              </table:table-cell>
              <table:table-cell office:value-type="float" office:value="578.508">
                <text:p>578.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